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6ef03c"/>
    </style:style>
    <style:style style:name="T95" style:family="text">
      <style:text-properties officeooo:rsid="017107c6"/>
    </style:style>
    <style:style style:name="T96" style:family="text">
      <style:text-properties officeooo:rsid="017ad915"/>
    </style:style>
    <style:style style:name="T97" style:family="text">
      <style:text-properties officeooo:rsid="017dafe5"/>
    </style:style>
    <style:style style:name="T98" style:family="text">
      <style:text-properties officeooo:rsid="017df1c7"/>
    </style:style>
    <style:style style:name="T99" style:family="text">
      <style:text-properties officeooo:rsid="017e0cc5"/>
    </style:style>
    <style:style style:name="T100" style:family="text">
      <style:text-properties officeooo:rsid="018449d6"/>
    </style:style>
    <style:style style:name="T101" style:family="text">
      <style:text-properties officeooo:rsid="01953c55"/>
    </style:style>
    <style:style style:name="T102" style:family="text">
      <style:text-properties officeooo:rsid="019b8942"/>
    </style:style>
    <style:style style:name="T103" style:family="text">
      <style:text-properties officeooo:rsid="01a64a49"/>
    </style:style>
    <style:style style:name="T104" style:family="text">
      <style:text-properties officeooo:rsid="01a8684d"/>
    </style:style>
    <style:style style:name="T105" style:family="text">
      <style:text-properties officeooo:rsid="01a9bb84"/>
    </style:style>
    <style:style style:name="T106" style:family="text">
      <style:text-properties officeooo:rsid="013dee83"/>
    </style:style>
    <style:style style:name="T10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9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7"><text:span text:style-name="T93">Summary</text:span> </text:p>
          </table:table-cell>
        </table:table-row>
        <table:table-row>
          <table:table-cell table:style-name="Table3.A1" office:value-type="string">
            <text:p text:style-name="P15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3986221371463414311" text:style-name="L1">
              <text:list-item>
                <text:p text:style-name="P110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;</text:p>
              </text:list-item>
              <text:list-item>
                <text:p text:style-name="P110"><text:span text:style-name="T2">s</text:span><text:span text:style-name="T1">oftware-as-a-service (SaaS)</text:span> <text:span text:style-name="T1">implementations</text:span>; <text:span text:style-name="T94">and</text:span></text:p>
              </text:list-item>
              <text:list-item>
                <text:p text:style-name="P110"><text:span text:style-name="T2">p</text:span><text:span text:style-name="T1">rogramming tools</text:span>, such as compilers <text:span text:style-name="T95">and runtimes</text:span> for domain-specific languages.</text:p>
              </text:list-item>
            </text:list>
            <text:p text:style-name="P68"/>
            <text:p text:style-name="P69">I‘<text:span text:style-name="T101">ve worked</text:span> on projects in a variety of domains, from supercomputing to the digital humanities. <text:span text:style-name="T102">My strengths are a solid foundation in Computer Science; a range of hands-on skills; critical thinking; a systematic approach to new problems; attention to detail; high personal standards; a strong work ethic; and the ability to work autonomously. <text:s/>I am a lifelong learner and avid reader, especially in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83">Education</text:p>
          </table:table-cell>
        </table:table-row>
        <table:table-row>
          <table:table-cell table:style-name="Education.A2" office:value-type="float" office:value="2009">
            <text:p text:style-name="P41">2009</text:p>
          </table:table-cell>
          <table:table-cell table:style-name="Education.A1" office:value-type="string">
            <text:p text:style-name="P96"><text:span text:style-name="T1">Ph.D., Computer Science</text:span><text:span text:style-name="T3">,</text:span><text:span text:style-name="T1"> </text:span>University of Cambridge</text:p>
            <text:list xml:id="list285573612845110922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1">2005</text:p>
          </table:table-cell>
          <table:table-cell table:style-name="Education.A1" office:value-type="string">
            <text:p text:style-name="P96"><text:span text:style-name="T1">Diplom Informatiker</text:span><text:span text:style-name="T3">,</text:span><text:span text:style-name="T1"> </text:span>Technische Universität Berlin</text:p>
            <text:list xml:id="list7911220563651020863" text:style-name="L3">
              <text:list-item>
                <text:p text:style-name="P132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1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6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83">Projects</text:p>
          </table:table-cell>
        </table:table-row>
        <table:table-row>
          <table:table-cell table:style-name="WorkExperience.A1" office:value-type="string">
            <text:p text:style-name="P48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5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9"><text:span text:style-name="T79">Columbia University</text:span><text:span text:style-name="T75"> / </text:span><text:span text:style-name="T78">New York, NY USA and remote</text:span></text:p>
            <text:p text:style-name="P60">Motivated Cognition is a psychology research experiment investigating the effects of cognitive bias <text:span text:style-name="T97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92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3">G<text:span text:style-name="T85">enerated code for models and services in TypeScript and Java</text:span></text:p>
            <text:p text:style-name="P77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5"><text:span text:style-name="T24">F</text:span><text:span text:style-name="T20">ull-stack development for Polygon Analytics</text:span></text:p>
            <text:p text:style-name="P59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76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46">9/2014 – ongoing</text:p>
          </table:table-cell>
          <table:table-cell table:style-name="WorkExperience.A1" office:value-type="string">
            <text:p text:style-name="P105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5">New York, NY USA and remote</text:p>
            <text:p text:style-name="P109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7">Activities</text:p>
          </table:table-cell>
          <table:table-cell table:style-name="WorkExperience.A1" office:value-type="string">
            <text:p text:style-name="P81"><text:span text:style-name="T106">Backend p</text:span>rototyping in Python<text:span text:style-name="T107">:</text:span></text:p>
            <text:list xml:id="list203921888481497" text:continue-list="list3986221371463414311" text:style-name="L1">
              <text:list-item>
                <text:p text:style-name="P123"><text:span text:style-name="T42">Classified signup responses and mapped form inputs </text:span>using numpy/scipy/scikit-learn</text:p>
              </text:list-item>
            </text:list>
            <text:p text:style-name="P72"><text:span text:style-name="T68">Backend p</text:span><text:span text:style-name="T64">roduction rewrite in Java</text:span>:</text:p>
            <text:list xml:id="list203921415062757" text:continue-numbering="true" text:style-name="L1">
              <text:list-item>
                <text:p text:style-name="P111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1"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2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3"><text:span text:style-name="T45">Created</text:span> <text:span text:style-name="T46">administrative</text:span> user interface in Vaadin</text:p>
              </text:list-item>
              <text:list-item>
                <text:p text:style-name="P114">Set up Jenkins continuous integration</text:p>
              </text:list-item>
              <text:list-item>
                <text:p text:style-name="P115"><text:span text:style-name="T91">Deployed with </text:span>Docker+Compose on real hardware</text:p>
              </text:list-item>
            </text:list>
            <text:p text:style-name="P80"><text:span text:style-name="T69">Frontend</text:span>:</text:p>
            <text:list xml:id="list203920106885450" text:continue-numbering="true" text:style-name="L1">
              <text:list-item>
                <text:p text:style-name="P116">Assumed responsibility for <text:span text:style-name="T98">a </text:span>three year-old Bootstrap+Backbone.js+Marionette.js code base in JavaScript</text:p>
              </text:list-item>
              <text:list-item>
                <text:p text:style-name="P116">Incrementally migrated code from JavaScript to TypeScript</text:p>
              </text:list-item>
              <text:list-item>
                <text:p text:style-name="P11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00"/>
          </table:table-cell>
        </table:table-row>
        <table:table-row>
          <table:table-cell table:style-name="WorkExperience.A1" office:value-type="string">
            <text:p text:style-name="P19">7/2012 – ongoing</text:p>
          </table:table-cell>
          <table:table-cell table:style-name="WorkExperience.A1" office:value-type="string">
            <text:p text:style-name="P100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9">Tronics Software LLC / Stirling, NJ USA <text:span text:style-name="T41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8">Activities</text:p>
          </table:table-cell>
          <table:table-cell table:style-name="WorkExperience.A1" office:value-type="string">
            <text:p text:style-name="P82"><text:span text:style-name="T64">TeraScript </text:span><text:span text:style-name="T65">Server </text:span><text:span text:style-name="T64">8</text:span>:</text:p>
            <text:p text:style-name="P63">Rewrote TeraScript 7 in Java while maintaining strict backwards compatibility:</text:p>
            <text:list xml:id="list203921903247898" text:continue-numbering="true" text:style-name="L1">
              <text:list-item>
                <text:p text:style-name="P117">ANTLR-based compilers for <text:span text:style-name="T52">TML</text:span> and associated little languages</text:p>
              </text:list-item>
              <text:list-item>
                <text:p text:style-name="P117">Tree interpreters for TML, <text:span text:style-name="T52">TAF, and TCF</text:span></text:p>
              </text:list-item>
              <text:list-item>
                <text:p text:style-name="P119">Versioned OSGi <text:span text:style-name="T32">bundles with Maven and Apache Felix</text:span></text:p>
              </text:list-item>
              <text:list-item>
                <text:p text:style-name="P118">Library of standard functions, <text:span text:style-name="T33">primitive types, and collections</text:span> with extensive unit tests</text:p>
              </text:list-item>
            </text:list>
            <text:p text:style-name="P79"><text:span text:style-name="T64">TeraScript </text:span><text:span text:style-name="T65">Server </text:span><text:span text:style-name="T64">7</text:span> (formerly Witango <text:span text:style-name="T34">Server</text:span>):</text:p>
            <text:p text:style-name="P54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4">Eliminated diverging platform-specific build systems (on Win32, Linux, and OS X) in favor of CMake and ported the code base to Win64 using Visual C++ 2012</text:p>
            <text:p text:style-name="P54">Designed and implemented a SQL generator that visits dialect-specific trees of SQL-99 constructs</text:p>
            <text:p text:style-name="P64"><text:span text:style-name="T66">TeraScribe 8</text:span>:</text:p>
            <text:p text:style-name="P5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7">Subcontracting</text:span>:</text:p>
            <text:p text:style-name="P56">Debugged production installations of TeraScript Server 7 and 8</text:p>
            <text:p text:style-name="P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3">Drug name comparison project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4">and a bigram-based orthographic algorithm (BI-SIM) </text:span>as a PostgreSQL C extension</text:p>
            <text:p text:style-name="P71"><text:span text:style-name="T9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5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4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8">PSW Applied Research Inc. / Toronto, <text:span text:style-name="T72">ON</text:span> and remote</text:p>
          </table:table-cell>
        </table:table-row>
        <text:soft-page-break/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7">Created a command-line <text:span text:style-name="T7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7">3/2013 – 7/2013</text:p>
          </table:table-cell>
          <table:table-cell table:style-name="WorkExperience.A1" office:value-type="string">
            <text:p text:style-name="P100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7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91">Designed and implemented a Model-View-Controller-based Java web application with Guice-injected <text:span text:style-name="T84">micro</text:span>services backed by Amazon S3</text:p>
            <text:p text:style-name="P91">Authenticated and authorized users with Shiro</text:p>
            <text:p text:style-name="P70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9">12/2011 – 6/2012</text:p>
          </table:table-cell>
          <table:table-cell table:style-name="WorkExperience.A1" office:value-type="string">
            <text:p text:style-name="P100">Haystack: performance monitoring platform for online businesses</text:p>
            <text:p text:style-name="P89">GrokIO LLC / New York, NY USA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53">Designed an agent (Python) and manager (Java with Spring Security+MVC and Guice) architecture for gathering, storing, and querying time series data and metadata</text:p>
            <text:list xml:id="list5428606404418250148" text:style-name="L4">
              <text:list-header>
                <text:p text:style-name="P125">Implemented time series databases from scratch using relational tables and memory-mapped files</text:p>
                <text:p text:style-name="P124">Wrote RFC 3986 grammar-based URL and URN parsers using Ragel (Java) and pyparsing (Python)</text:p>
                <text:p text:style-name="P124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203921737073035" text:continue-numbering="true" text:style-name="L4">
              <text:list-item>
                <text:p text:style-name="P120">Open source monitoring systems: Nagios, Ganglia, collectl, Graphite</text:p>
              </text:list-item>
              <text:list-item>
                <text:p text:style-name="P120">Open source server software: Apache httpd, nginx, MySQL, memcached, MongoDB, JMX</text:p>
              </text:list-item>
              <text:list-item>
                <text:p text:style-name="P120">Platform interfaces: procfs, sysctl, WMI, SNMP</text:p>
              </text:list-item>
              <text:list-item>
                <text:p text:style-name="P120">Third party APIs: Google Analytics, MailChimp, Spring Social, Amazon CloudWatch</text:p>
              </text:list-item>
            </text:list>
            <text:p text:style-name="P78">Supervised user experience and graphic designers in Ukraine</text:p>
            <text:p text:style-name="P62">Implemented a client-side user interface with the Google Web Toolkit, starting from wireframes:</text:p>
            <text:list xml:id="list203920666386558" text:continue-numbering="true" text:style-name="L4">
              <text:list-item>
                <text:p text:style-name="P120">Architectural best practices: Model-View-Presenter; event bus; activities and places</text:p>
              </text:list-item>
              <text:list-item>
                <text:p text:style-name="P120">Custom widgets: date time range picker, cell table pager, search box, selection tree</text:p>
              </text:list-item>
              <text:list-item>
                <text:p text:style-name="P12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00"/>
          </table:table-cell>
        </table:table-row>
        <table:table-row>
          <table:table-cell table:style-name="WorkExperience.A1" office:value-type="string">
            <text:p text:style-name="P19">8/2011 – 12/2011</text:p>
          </table:table-cell>
          <table:table-cell table:style-name="WorkExperience.A1" office:value-type="string">
            <text:p text:style-name="P100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8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90">Designed, implemented, documented, and successfully deployed warehouse integration code in Java (back end) and PHP (administrative front end)</text:p>
            <text:p text:style-name="P89">Wrote a Thrift compiler and targets in Python+pyparsing to generate Java and PHP from Thrift definitions</text:p>
            <text:p text:style-name="P94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0"/>
          </table:table-cell>
        </table:table-row>
        <table:table-row>
          <table:table-cell table:style-name="WorkExperience.A1" office:value-type="string">
            <text:p text:style-name="P19">5/2011 – 8/2011</text:p>
          </table:table-cell>
          <table:table-cell table:style-name="WorkExperience.A1" office:value-type="string">
            <text:p text:style-name="P100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8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  <text:p text:style-name="P23"/>
            <text:p text:style-name="P23"/>
          </table:table-cell>
          <table:table-cell table:style-name="WorkExperience.A1" office:value-type="string">
            <text:p text:style-name="P89">Synthesized a realistic benchmark for front-line web servers from statistical analyses of nginx access logs</text:p>
            <text:p text:style-name="P89">Significantly reduced network bandwidth and latency on <text:s/>production servers with targeted optimizations</text:p>
            <text:p text:style-name="P94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4/2011</text:p>
          </table:table-cell>
          <table:table-cell table:style-name="WorkExperience.A1" office:value-type="string">
            <text:p text:style-name="P100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8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03921547437580" text:continue-numbering="true" text:style-name="L4">
              <text:list-item>
                <text:p text:style-name="P126">inspired by POSIX, FUSE, Boost.Filesystem, and Java NIO.2</text:p>
              </text:list-item>
              <text:list-item>
                <text:p text:style-name="P126">X10 and native code for the Java and C++ source-to-source compilation backends</text:p>
              </text:list-item>
              <text:list-item>
                <text:p text:style-name="P126"><text:soft-page-break/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33"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100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8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100">r</text:span>edundant NFS exports; Nagios, Ganglia, and collectl monitoring; Heartbeat/Linux-HA services for failover; Promise RAID devices; <text:span text:style-name="T100">n</text:span>etwork interfaces (Infiniband, bonded Ethernet)</text:p>
            <text:list xml:id="list7836868529759199404" text:style-name="L5">
              <text:list-header>
                <text:p text:style-name="P129">Finished two major LXFS releases, used in numerous deployments</text:p>
                <text:p text:style-name="P12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6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9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2742723549660012915" text:style-name="L6">
              <text:list-item>
                <text:p text:style-name="P127">FUSE and Dokan (Windows FUSE-like library) interfaces</text:p>
              </text:list-item>
              <text:list-item>
                <text:p text:style-name="P127">Multiple pipelined ONC-RPC streams to a a single server</text:p>
              </text:list-item>
              <text:list-item>
                <text:p text:style-name="P127">Staged, event-driven concurrency for robust performance under load</text:p>
              </text:list-item>
              <text:list-item>
                <text:p text:style-name="P127">Close-to-open file caching with per-file page sizes</text:p>
              </text:list-item>
              <text:list-item>
                <text:p text:style-name="P127">Automatic failover between file replicas on timeout</text:p>
              </text:list-item>
              <text:list-item>
                <text:p text:style-name="P127">Heavily benchmarked under different I/O loads (iobench, dbench, metadata benchmarks)</text:p>
                <text:p text:style-name="P130">Finished two major XtreemFS releases, both used in production</text:p>
                <text:p text:style-name="P122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5" office:value-type="string">
            <text:p text:style-name="P84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02">SQL Fundamentals and Python Fundamentals workshops for Ph.D. students and post-doctoral researchers in the natural sciences</text:p>
            <text:p text:style-name="P99">Iowa State University / Ames, IA USA</text:p>
          </table:table-cell>
        </table:table-row>
        <table:table-row>
          <table:table-cell table:style-name="Table2.A3" office:value-type="string">
            <text:p text:style-name="P30"/>
          </table:table-cell>
          <table:table-cell table:style-name="Table2.B5" office:value-type="string">
            <text:p text:style-name="P97"/>
          </table:table-cell>
        </table:table-row>
        <table:table-row>
          <table:table-cell table:style-name="Table2.A5" office:value-type="string">
            <text:p text:style-name="P26">2002 – 2004</text:p>
          </table:table-cell>
          <table:table-cell table:style-name="Table2.B5" office:value-type="string">
            <text:p text:style-name="P104">Technical supervision of Masters' theses</text:p>
            <text:p text:style-name="P103">Oklahoma State University / Tulsa, OK USA</text:p>
          </table:table-cell>
        </table:table-row>
        <table:table-row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103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01">Mathematics <text:span text:style-name="T38">tutoring</text:span> for 6th and 7th graders</text:p>
            <text:p text:style-name="P98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5"><text:span text:style-name="T103">Computer Skills</text:span> 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6"><text:span text:style-name="T103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4">Hobbies</text:p>
          </table:table-cell>
          <table:table-cell table:style-name="Table5.A1" office:value-type="string">
            <text:p text:style-name="P18">Reading <text:span text:style-name="T105">(history, biography, popular science)</text:span>; photography; Tai <text:span text:style-name="T104">chi; open source softwar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8in" fo:margin-bottom="0.3598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20:39:19.648000000</dc:date>
    <meta:editing-duration>P1DT10H51M25S</meta:editing-duration>
    <meta:editing-cycles>897</meta:editing-cycles>
    <meta:generator>LibreOffice/5.2.4.2$Windows_X86_64 LibreOffice_project/3d5603e1122f0f102b62521720ab13a38a4e0eb0</meta:generator>
    <dc:title>Minor E. Gordon, Ph.D. - Curriculum Vitae</dc:title>
    <meta:document-statistic meta:table-count="7" meta:image-count="0" meta:object-count="0" meta:page-count="4" meta:paragraph-count="179" meta:word-count="1619" meta:character-count="11587" meta:non-whitespace-character-count="10167"/>
  </office:meta>
</office:document-meta>
</file>